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font-name="Comic Sans MS" fo:font-size="30pt" style:font-size-asian="30pt" style:font-size-complex="30pt"/>
    </style:style>
    <style:style style:name="P2" style:family="paragraph">
      <style:paragraph-properties fo:text-align="center"/>
    </style:style>
    <style:style style:name="P3" style:family="paragraph">
      <style:text-properties style:font-name="Comic Sans MS" fo:font-size="30pt" style:font-size-asian="30pt" style:font-size-complex="30pt"/>
    </style:style>
    <style:style style:name="T1" style:family="text">
      <style:text-properties style:font-name="Comic Sans MS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0" draw:id="id10" draw:layer="layout" svg:width="1.018cm" svg:height="0.961cm" svg:x="22.6cm" svg:y="15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.018cm" svg:height="0.961cm" svg:x="21.6cm" svg:y="7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018cm" svg:height="0.961cm" svg:x="22.482cm" svg:y="15.3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018cm" svg:height="0.961cm" svg:x="5.5cm" svg:y="1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018cm" svg:height="0.961cm" svg:x="27.6cm" svg:y="11.1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018cm" svg:height="0.961cm" svg:x="22.7cm" svg:y="8.139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4cm" svg:height="18.4cm" svg:x="21.2cm" svg:y="1.3cm">
          <text:p text:style-name="P2"><text:span text:style-name="T1">mbed LPC176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8cm" svg:height="18.4cm" svg:x="1.2cm" svg:y="1.3cm">
          <text:p text:style-name="P2"><text:span text:style-name="T1">Your PC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4.755cm" svg:height="2.3cm" svg:x="14.4cm" svg:y="15.3cm">
          <text:p text:style-name="P2"><text:span text:style-name="T1">pyO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" draw:id="id2" draw:layer="layout" svg:width="7.609cm" svg:height="2.3cm" svg:x="22.491cm" svg:y="15.3cm">
          <text:p text:style-name="P2"><text:span text:style-name="T1">CMSIS-DAP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19.155cm" svg:y1="16.45cm" svg:x2="22.491cm" svg:y2="16.45cm" draw:start-shape="id1" draw:start-glue-point="1" draw:end-shape="id2" svg:d="m19155 16450h3336" svg:viewBox="0 0 3337 1">
          <text:p/>
        </draw:connector>
        <draw:custom-shape draw:style-name="gr4" draw:text-style-name="P1" draw:layer="layout" svg:width="6cm" svg:height="2.3cm" svg:x="26cm" svg:y="9.8cm">
          <text:p text:style-name="P2"><text:span text:style-name="T1">FlashROM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5cm" svg:height="5.8cm" svg:x="22.6cm" svg:y="3.3cm">
          <text:p text:style-name="P2"><text:span text:style-name="T1">LPC1768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26.295cm" svg:y1="15.3cm" svg:x2="28.109cm" svg:y2="12.1cm" draw:start-shape="id2" draw:start-glue-point="0" draw:end-shape="id3" svg:d="m26295 15300c0-2400 1814-800 1814-3200" svg:viewBox="0 0 1815 3201">
          <text:p/>
        </draw:connector>
        <draw:connector draw:style-name="gr5" draw:text-style-name="P2" draw:layer="layout" draw:type="curve" svg:x1="26.295cm" svg:y1="15.3cm" svg:x2="23.209cm" svg:y2="9.1cm" draw:start-shape="id2" draw:start-glue-point="0" draw:end-shape="id4" svg:d="m26295 15300c0-4650-3086-1550-3086-6200" svg:viewBox="0 0 3087 6201">
          <text:p/>
        </draw:connector>
        <draw:custom-shape draw:style-name="gr6" draw:text-style-name="P1" draw:layer="layout" svg:width="7.3cm" svg:height="2.7cm" svg:x="2cm" svg:y="3.1cm">
          <text:p text:style-name="P2"><text:span text:style-name="T1">Haskell cod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6.5cm" svg:height="2.3cm" svg:x="2.4cm" svg:y="12.5cm">
          <text:p text:style-name="P2"><text:span text:style-name="T1">Object fil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7cm" svg:height="7.7cm" svg:x="3.8cm" svg:y="5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5.5cm" svg:height="2.3cm" svg:x="5.6cm" svg:y="6.1cm">
          <text:p text:style-name="P2"><text:span text:style-name="T1">Ajh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5.612cm" svg:height="2.3cm" svg:x="7.388cm" svg:y="15.301cm">
          <text:p text:style-name="P2"><text:span text:style-name="T1">Cross g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curve" svg:x1="13cm" svg:y1="16.451cm" svg:x2="14.4cm" svg:y2="16.45cm" draw:start-shape="id5" draw:start-glue-point="1" draw:end-shape="id1" draw:end-glue-point="3" svg:d="m13000 16451c1050 0 350-1 1400-1" svg:viewBox="0 0 1401 2">
          <text:p/>
        </draw:connector>
        <draw:connector draw:style-name="gr5" draw:text-style-name="P2" draw:layer="layout" draw:type="curve" svg:x1="6.009cm" svg:y1="14.761cm" svg:x2="7.388cm" svg:y2="16.451cm" draw:start-shape="id6" draw:start-glue-point="2" draw:end-shape="id5" draw:end-glue-point="3" svg:d="m6009 14761c0 1127 459 1690 1379 1690" svg:viewBox="0 0 1380 1691">
          <text:p/>
        </draw:connector>
        <draw:custom-shape draw:style-name="gr4" draw:text-style-name="P1" xml:id="id8" draw:id="id8" draw:layer="layout" svg:width="6.5cm" svg:height="2.3cm" svg:x="12.4cm" svg:y="3.8cm">
          <text:p text:style-name="P2"><text:span text:style-name="T1">Consol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9cm" svg:height="1.965cm" svg:x="27.9cm" svg:y="7.435cm">
          <text:p text:style-name="P2"><text:span text:style-name="T1">Eth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9cm" svg:height="1.965cm" svg:x="27.9cm" svg:y="5.2cm">
          <text:p text:style-name="P2"><text:span text:style-name="T1">Peripheral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9cm" svg:height="1.965cm" svg:x="21.5cm" svg:y="6.6cm">
          <text:p text:style-name="P2"><text:span text:style-name="T1">Serial port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22.482cm" svg:y1="15.819cm" svg:x2="15.65cm" svg:y2="6.1cm" draw:start-shape="id7" draw:start-glue-point="3" draw:end-shape="id8" draw:end-glue-point="2" svg:d="m22482 15819c-4555 0-6832-3239-6832-9719" svg:viewBox="0 0 6833 9720">
          <text:p/>
        </draw:connector>
        <draw:frame draw:style-name="gr8" draw:text-style-name="P3" draw:layer="layout" svg:width="12.19cm" svg:height="1.728cm" svg:x="6.7cm" svg:y="17.6cm">
          <draw:text-box>
            <text:p><text:span text:style-name="T1">Debug / Flash firmware</text:span></text:p>
          </draw:text-box>
        </draw:frame>
        <draw:frame draw:style-name="gr8" draw:text-style-name="P3" draw:layer="layout" svg:width="4.405cm" svg:height="1.728cm" svg:x="11.895cm" svg:y="10.872cm">
          <draw:text-box>
            <text:p><text:span text:style-name="T1">Monitor</text:span></text:p>
          </draw:text-box>
        </draw:frame>
        <draw:custom-shape draw:style-name="gr3" draw:text-style-name="P1" draw:layer="layout" svg:width="5.5cm" svg:height="2.3cm" svg:x="5.6cm" svg:y="8.6cm">
          <text:p text:style-name="P2"><text:span text:style-name="T1">Cross g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curve" svg:x1="22.109cm" svg:y1="8.561cm" svg:x2="23.109cm" svg:y2="15.3cm" draw:start-shape="id9" draw:start-glue-point="2" draw:end-shape="id10" draw:end-glue-point="0" svg:d="m22109 8561c0 5053 1000 1684 1000 6739" svg:viewBox="0 0 1001 67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4-01-05T09:26:27.359146943</dc:date>
    <dc:creator>Okabe Kiwamu</dc:creator>
    <meta:editing-duration>PT18H5M14S</meta:editing-duration>
    <meta:editing-cycles>266</meta:editing-cycles>
    <meta:generator>LibreOffice/4.1.4.2$Linux_X86_64 LibreOffice_project/410m0$Build-2</meta:generator>
    <meta:document-statistic meta:object-count="31"/>
  </office:meta>
</office:document-meta>
</file>